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idu_energy2gap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dgap</text:p>
          </table:table-cell>
          <table:table-cell office:value-type="string" calcext:value-type="string">
            <text:p>rowphase1</text:p>
          </table:table-cell>
          <table:table-cell office:value-type="string" calcext:value-type="string">
            <text:p>rowphase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table:number-columns-repeated="3" office:value-type="string" calcext:value-type="string">
            <text:p>mm</text:p>
          </table:table-cell>
        </table:table-row>
        <table:table-row table:style-name="ro1">
          <table:table-cell office:value-type="float" office:value="370.96167" calcext:value-type="float">
            <text:p>370.96167</text:p>
          </table:table-cell>
          <table:table-cell office:value-type="float" office:value="16" calcext:value-type="float">
            <text:p>16.00000</text:p>
          </table:table-cell>
          <table:table-cell table:number-columns-repeated="2" office:value-type="float" office:value="15.272" calcext:value-type="float">
            <text:p>15.27200</text:p>
          </table:table-cell>
        </table:table-row>
        <table:table-row table:style-name="ro1">
          <table:table-cell office:value-type="float" office:value="383.29562" calcext:value-type="float">
            <text:p>383.29562</text:p>
          </table:table-cell>
          <table:table-cell office:value-type="float" office:value="16.250999" calcext:value-type="float">
            <text:p>16.25100</text:p>
          </table:table-cell>
          <table:table-cell table:number-columns-repeated="2" office:value-type="float" office:value="15.309" calcext:value-type="float">
            <text:p>15.30900</text:p>
          </table:table-cell>
        </table:table-row>
        <table:table-row table:style-name="ro1">
          <table:table-cell office:value-type="float" office:value="395.80283" calcext:value-type="float">
            <text:p>395.80283</text:p>
          </table:table-cell>
          <table:table-cell office:value-type="float" office:value="16.497999" calcext:value-type="float">
            <text:p>16.49800</text:p>
          </table:table-cell>
          <table:table-cell table:number-columns-repeated="2" office:value-type="float" office:value="15.346" calcext:value-type="float">
            <text:p>15.34600</text:p>
          </table:table-cell>
        </table:table-row>
        <table:table-row table:style-name="ro1">
          <table:table-cell office:value-type="float" office:value="408.99872" calcext:value-type="float">
            <text:p>408.99872</text:p>
          </table:table-cell>
          <table:table-cell office:value-type="float" office:value="16.750999" calcext:value-type="float">
            <text:p>16.75100</text:p>
          </table:table-cell>
          <table:table-cell table:number-columns-repeated="2" office:value-type="float" office:value="15.383" calcext:value-type="float">
            <text:p>15.38300</text:p>
          </table:table-cell>
        </table:table-row>
        <table:table-row table:style-name="ro1">
          <table:table-cell office:value-type="float" office:value="422.09027" calcext:value-type="float">
            <text:p>422.09027</text:p>
          </table:table-cell>
          <table:table-cell office:value-type="float" office:value="17" calcext:value-type="float">
            <text:p>17.00000</text:p>
          </table:table-cell>
          <table:table-cell table:number-columns-repeated="2" office:value-type="float" office:value="15.419" calcext:value-type="float">
            <text:p>15.41900</text:p>
          </table:table-cell>
        </table:table-row>
        <table:table-row table:style-name="ro1">
          <table:table-cell office:value-type="float" office:value="435.51575" calcext:value-type="float">
            <text:p>435.51575</text:p>
          </table:table-cell>
          <table:table-cell office:value-type="float" office:value="17.25" calcext:value-type="float">
            <text:p>17.25000</text:p>
          </table:table-cell>
          <table:table-cell table:number-columns-repeated="2" office:value-type="float" office:value="15.456" calcext:value-type="float">
            <text:p>15.45600</text:p>
          </table:table-cell>
        </table:table-row>
        <table:table-row table:style-name="ro1">
          <table:table-cell office:value-type="float" office:value="449.2811" calcext:value-type="float">
            <text:p>449.28110</text:p>
          </table:table-cell>
          <table:table-cell office:value-type="float" office:value="17.499001" calcext:value-type="float">
            <text:p>17.49900</text:p>
          </table:table-cell>
          <table:table-cell table:number-columns-repeated="2" office:value-type="float" office:value="15.492" calcext:value-type="float">
            <text:p>15.49200</text:p>
          </table:table-cell>
        </table:table-row>
        <table:table-row table:style-name="ro1">
          <table:table-cell office:value-type="float" office:value="463.29883" calcext:value-type="float">
            <text:p>463.29883</text:p>
          </table:table-cell>
          <table:table-cell office:value-type="float" office:value="17.750999" calcext:value-type="float">
            <text:p>17.75100</text:p>
          </table:table-cell>
          <table:table-cell table:number-columns-repeated="2" office:value-type="float" office:value="15.528" calcext:value-type="float">
            <text:p>15.52800</text:p>
          </table:table-cell>
        </table:table-row>
        <table:table-row table:style-name="ro1">
          <table:table-cell office:value-type="float" office:value="477.47543" calcext:value-type="float">
            <text:p>477.47543</text:p>
          </table:table-cell>
          <table:table-cell office:value-type="float" office:value="18" calcext:value-type="float">
            <text:p>18.00000</text:p>
          </table:table-cell>
          <table:table-cell table:number-columns-repeated="2" office:value-type="float" office:value="15.564" calcext:value-type="float">
            <text:p>15.56400</text:p>
          </table:table-cell>
        </table:table-row>
        <table:table-row table:style-name="ro1">
          <table:table-cell office:value-type="float" office:value="492.0141" calcext:value-type="float">
            <text:p>492.01410</text:p>
          </table:table-cell>
          <table:table-cell office:value-type="float" office:value="18.25" calcext:value-type="float">
            <text:p>18.25000</text:p>
          </table:table-cell>
          <table:table-cell table:number-columns-repeated="2" office:value-type="float" office:value="15.6" calcext:value-type="float">
            <text:p>15.60000</text:p>
          </table:table-cell>
        </table:table-row>
        <table:table-row table:style-name="ro1">
          <table:table-cell office:value-type="float" office:value="506.77988" calcext:value-type="float">
            <text:p>506.77988</text:p>
          </table:table-cell>
          <table:table-cell office:value-type="float" office:value="18.500999" calcext:value-type="float">
            <text:p>18.50100</text:p>
          </table:table-cell>
          <table:table-cell table:number-columns-repeated="2" office:value-type="float" office:value="15.635" calcext:value-type="float">
            <text:p>15.63500</text:p>
          </table:table-cell>
        </table:table-row>
        <table:table-row table:style-name="ro1">
          <table:table-cell office:value-type="float" office:value="521.70551" calcext:value-type="float">
            <text:p>521.70551</text:p>
          </table:table-cell>
          <table:table-cell office:value-type="float" office:value="18.749001" calcext:value-type="float">
            <text:p>18.74900</text:p>
          </table:table-cell>
          <table:table-cell table:number-columns-repeated="2" office:value-type="float" office:value="15.671" calcext:value-type="float">
            <text:p>15.67100</text:p>
          </table:table-cell>
        </table:table-row>
        <table:table-row table:style-name="ro1">
          <table:table-cell office:value-type="float" office:value="534.19348" calcext:value-type="float">
            <text:p>534.19348</text:p>
          </table:table-cell>
          <table:table-cell office:value-type="float" office:value="19" calcext:value-type="float">
            <text:p>19.00000</text:p>
          </table:table-cell>
          <table:table-cell table:number-columns-repeated="2" office:value-type="float" office:value="15.706" calcext:value-type="float">
            <text:p>15.70600</text:p>
          </table:table-cell>
        </table:table-row>
        <table:table-row table:style-name="ro1">
          <table:table-cell office:value-type="float" office:value="552.53833" calcext:value-type="float">
            <text:p>552.53833</text:p>
          </table:table-cell>
          <table:table-cell office:value-type="float" office:value="19.25" calcext:value-type="float">
            <text:p>19.25000</text:p>
          </table:table-cell>
          <table:table-cell table:number-columns-repeated="2" office:value-type="float" office:value="15.742" calcext:value-type="float">
            <text:p>15.74200</text:p>
          </table:table-cell>
        </table:table-row>
        <table:table-row table:style-name="ro1">
          <table:table-cell office:value-type="float" office:value="568.25775" calcext:value-type="float">
            <text:p>568.25775</text:p>
          </table:table-cell>
          <table:table-cell office:value-type="float" office:value="19.5" calcext:value-type="float">
            <text:p>19.50000</text:p>
          </table:table-cell>
          <table:table-cell table:number-columns-repeated="2" office:value-type="float" office:value="15.775" calcext:value-type="float">
            <text:p>15.77500</text:p>
          </table:table-cell>
        </table:table-row>
        <table:table-row table:style-name="ro1">
          <table:table-cell office:value-type="float" office:value="584.09613" calcext:value-type="float">
            <text:p>584.09613</text:p>
          </table:table-cell>
          <table:table-cell office:value-type="float" office:value="19.75" calcext:value-type="float">
            <text:p>19.75000</text:p>
          </table:table-cell>
          <table:table-cell table:number-columns-repeated="2" office:value-type="float" office:value="15.81" calcext:value-type="float">
            <text:p>15.81000</text:p>
          </table:table-cell>
        </table:table-row>
        <table:table-row table:style-name="ro1">
          <table:table-cell office:value-type="float" office:value="600.23889" calcext:value-type="float">
            <text:p>600.23889</text:p>
          </table:table-cell>
          <table:table-cell office:value-type="float" office:value="19.999001" calcext:value-type="float">
            <text:p>19.99900</text:p>
          </table:table-cell>
          <table:table-cell table:number-columns-repeated="2" office:value-type="float" office:value="15.844" calcext:value-type="float">
            <text:p>15.84400</text:p>
          </table:table-cell>
        </table:table-row>
        <table:table-row table:style-name="ro1">
          <table:table-cell office:value-type="float" office:value="616.67493" calcext:value-type="float">
            <text:p>616.67493</text:p>
          </table:table-cell>
          <table:table-cell office:value-type="float" office:value="20.250999" calcext:value-type="float">
            <text:p>20.25100</text:p>
          </table:table-cell>
          <table:table-cell table:number-columns-repeated="2" office:value-type="float" office:value="15.879" calcext:value-type="float">
            <text:p>15.87900</text:p>
          </table:table-cell>
        </table:table-row>
        <table:table-row table:style-name="ro1">
          <table:table-cell office:value-type="float" office:value="633.04144" calcext:value-type="float">
            <text:p>633.04144</text:p>
          </table:table-cell>
          <table:table-cell office:value-type="float" office:value="20.5" calcext:value-type="float">
            <text:p>20.50000</text:p>
          </table:table-cell>
          <table:table-cell table:number-columns-repeated="2" office:value-type="float" office:value="15.913" calcext:value-type="float">
            <text:p>15.91300</text:p>
          </table:table-cell>
        </table:table-row>
        <table:table-row table:style-name="ro1">
          <table:table-cell office:value-type="float" office:value="649.85956" calcext:value-type="float">
            <text:p>649.85956</text:p>
          </table:table-cell>
          <table:table-cell office:value-type="float" office:value="20.75" calcext:value-type="float">
            <text:p>20.75000</text:p>
          </table:table-cell>
          <table:table-cell table:number-columns-repeated="2" office:value-type="float" office:value="15.946" calcext:value-type="float">
            <text:p>15.94600</text:p>
          </table:table-cell>
        </table:table-row>
        <table:table-row table:style-name="ro1">
          <table:table-cell office:value-type="float" office:value="666.57867" calcext:value-type="float">
            <text:p>666.57867</text:p>
          </table:table-cell>
          <table:table-cell office:value-type="float" office:value="21" calcext:value-type="float">
            <text:p>21.00000</text:p>
          </table:table-cell>
          <table:table-cell table:number-columns-repeated="2" office:value-type="float" office:value="15.98" calcext:value-type="float">
            <text:p>15.98000</text:p>
          </table:table-cell>
        </table:table-row>
        <table:table-row table:style-name="ro1">
          <table:table-cell office:value-type="float" office:value="683.54468" calcext:value-type="float">
            <text:p>683.54468</text:p>
          </table:table-cell>
          <table:table-cell office:value-type="float" office:value="21.25" calcext:value-type="float">
            <text:p>21.25000</text:p>
          </table:table-cell>
          <table:table-cell table:number-columns-repeated="2" office:value-type="float" office:value="16.014" calcext:value-type="float">
            <text:p>16.01400</text:p>
          </table:table-cell>
        </table:table-row>
        <table:table-row table:style-name="ro1">
          <table:table-cell office:value-type="float" office:value="700.72308" calcext:value-type="float">
            <text:p>700.72308</text:p>
          </table:table-cell>
          <table:table-cell office:value-type="float" office:value="21.5" calcext:value-type="float">
            <text:p>21.50000</text:p>
          </table:table-cell>
          <table:table-cell table:number-columns-repeated="2" office:value-type="float" office:value="16.047001" calcext:value-type="float">
            <text:p>16.04700</text:p>
          </table:table-cell>
        </table:table-row>
        <table:table-row table:style-name="ro1">
          <table:table-cell office:value-type="float" office:value="717.99261" calcext:value-type="float">
            <text:p>717.99261</text:p>
          </table:table-cell>
          <table:table-cell office:value-type="float" office:value="21.75" calcext:value-type="float">
            <text:p>21.75000</text:p>
          </table:table-cell>
          <table:table-cell table:number-columns-repeated="2" office:value-type="float" office:value="16.08" calcext:value-type="float">
            <text:p>16.08000</text:p>
          </table:table-cell>
        </table:table-row>
        <table:table-row table:style-name="ro1">
          <table:table-cell office:value-type="float" office:value="735.40906" calcext:value-type="float">
            <text:p>735.40906</text:p>
          </table:table-cell>
          <table:table-cell office:value-type="float" office:value="22" calcext:value-type="float">
            <text:p>22.00000</text:p>
          </table:table-cell>
          <table:table-cell table:number-columns-repeated="2" office:value-type="float" office:value="16.113001" calcext:value-type="float">
            <text:p>16.11300</text:p>
          </table:table-cell>
        </table:table-row>
        <table:table-row table:style-name="ro1">
          <table:table-cell office:value-type="float" office:value="752.70032" calcext:value-type="float">
            <text:p>752.70032</text:p>
          </table:table-cell>
          <table:table-cell office:value-type="float" office:value="22.250999" calcext:value-type="float">
            <text:p>22.25100</text:p>
          </table:table-cell>
          <table:table-cell table:number-columns-repeated="2" office:value-type="float" office:value="16.145" calcext:value-type="float">
            <text:p>16.14500</text:p>
          </table:table-cell>
        </table:table-row>
        <table:table-row table:style-name="ro1">
          <table:table-cell office:value-type="float" office:value="770.4978" calcext:value-type="float">
            <text:p>770.49780</text:p>
          </table:table-cell>
          <table:table-cell office:value-type="float" office:value="22.499001" calcext:value-type="float">
            <text:p>22.49900</text:p>
          </table:table-cell>
          <table:table-cell table:number-columns-repeated="2" office:value-type="float" office:value="16.177999" calcext:value-type="float">
            <text:p>16.17800</text:p>
          </table:table-cell>
        </table:table-row>
        <table:table-row table:style-name="ro1">
          <table:table-cell office:value-type="float" office:value="788.07849" calcext:value-type="float">
            <text:p>788.07849</text:p>
          </table:table-cell>
          <table:table-cell office:value-type="float" office:value="22.75" calcext:value-type="float">
            <text:p>22.75000</text:p>
          </table:table-cell>
          <table:table-cell table:number-columns-repeated="2" office:value-type="float" office:value="16.209999" calcext:value-type="float">
            <text:p>16.21000</text:p>
          </table:table-cell>
        </table:table-row>
        <table:table-row table:style-name="ro1">
          <table:table-cell office:value-type="float" office:value="805.80298" calcext:value-type="float">
            <text:p>805.80298</text:p>
          </table:table-cell>
          <table:table-cell office:value-type="float" office:value="23" calcext:value-type="float">
            <text:p>23.00000</text:p>
          </table:table-cell>
          <table:table-cell table:number-columns-repeated="2" office:value-type="float" office:value="16.243" calcext:value-type="float">
            <text:p>16.24300</text:p>
          </table:table-cell>
        </table:table-row>
        <table:table-row table:style-name="ro1">
          <table:table-cell office:value-type="float" office:value="823.60822" calcext:value-type="float">
            <text:p>823.60822</text:p>
          </table:table-cell>
          <table:table-cell office:value-type="float" office:value="23.25" calcext:value-type="float">
            <text:p>23.25000</text:p>
          </table:table-cell>
          <table:table-cell table:number-columns-repeated="2" office:value-type="float" office:value="16.273001" calcext:value-type="float">
            <text:p>16.27300</text:p>
          </table:table-cell>
        </table:table-row>
        <table:table-row table:style-name="ro1">
          <table:table-cell office:value-type="float" office:value="841.4599" calcext:value-type="float">
            <text:p>841.45990</text:p>
          </table:table-cell>
          <table:table-cell office:value-type="float" office:value="23.5" calcext:value-type="float">
            <text:p>23.50000</text:p>
          </table:table-cell>
          <table:table-cell table:number-columns-repeated="2" office:value-type="float" office:value="16.306" calcext:value-type="float">
            <text:p>16.30600</text:p>
          </table:table-cell>
        </table:table-row>
        <table:table-row table:style-name="ro1">
          <table:table-cell office:value-type="float" office:value="859.30029" calcext:value-type="float">
            <text:p>859.30029</text:p>
          </table:table-cell>
          <table:table-cell office:value-type="float" office:value="23.75" calcext:value-type="float">
            <text:p>23.75000</text:p>
          </table:table-cell>
          <table:table-cell table:number-columns-repeated="2" office:value-type="float" office:value="16.337999" calcext:value-type="float">
            <text:p>16.33800</text:p>
          </table:table-cell>
        </table:table-row>
        <table:table-row table:style-name="ro1">
          <table:table-cell office:value-type="float" office:value="877.14026" calcext:value-type="float">
            <text:p>877.14026</text:p>
          </table:table-cell>
          <table:table-cell office:value-type="float" office:value="24" calcext:value-type="float">
            <text:p>24.00000</text:p>
          </table:table-cell>
          <table:table-cell table:number-columns-repeated="2" office:value-type="float" office:value="16.368999" calcext:value-type="float">
            <text:p>16.36900</text:p>
          </table:table-cell>
        </table:table-row>
        <table:table-row table:style-name="ro1">
          <table:table-cell office:value-type="float" office:value="894.86444" calcext:value-type="float">
            <text:p>894.86444</text:p>
          </table:table-cell>
          <table:table-cell office:value-type="float" office:value="24.25" calcext:value-type="float">
            <text:p>24.25000</text:p>
          </table:table-cell>
          <table:table-cell table:number-columns-repeated="2" office:value-type="float" office:value="16.4" calcext:value-type="float">
            <text:p>16.40000</text:p>
          </table:table-cell>
        </table:table-row>
        <table:table-row table:style-name="ro1">
          <table:table-cell office:value-type="float" office:value="912.58911" calcext:value-type="float">
            <text:p>912.58911</text:p>
          </table:table-cell>
          <table:table-cell office:value-type="float" office:value="24.5" calcext:value-type="float">
            <text:p>24.50000</text:p>
          </table:table-cell>
          <table:table-cell table:number-columns-repeated="2" office:value-type="float" office:value="16.431" calcext:value-type="float">
            <text:p>16.43100</text:p>
          </table:table-cell>
        </table:table-row>
        <table:table-row table:style-name="ro1">
          <table:table-cell office:value-type="float" office:value="930.22778" calcext:value-type="float">
            <text:p>930.22778</text:p>
          </table:table-cell>
          <table:table-cell office:value-type="float" office:value="24.75" calcext:value-type="float">
            <text:p>24.75000</text:p>
          </table:table-cell>
          <table:table-cell table:number-columns-repeated="2" office:value-type="float" office:value="16.462999" calcext:value-type="float">
            <text:p>16.46300</text:p>
          </table:table-cell>
        </table:table-row>
        <table:table-row table:style-name="ro1">
          <table:table-cell office:value-type="float" office:value="947.90625" calcext:value-type="float">
            <text:p>947.90625</text:p>
          </table:table-cell>
          <table:table-cell office:value-type="float" office:value="25" calcext:value-type="float">
            <text:p>25.00000</text:p>
          </table:table-cell>
          <table:table-cell table:number-columns-repeated="2" office:value-type="float" office:value="16.490999" calcext:value-type="float">
            <text:p>16.49100</text:p>
          </table:table-cell>
        </table:table-row>
        <table:table-row table:style-name="ro1">
          <table:table-cell office:value-type="float" office:value="965.53473" calcext:value-type="float">
            <text:p>965.53473</text:p>
          </table:table-cell>
          <table:table-cell office:value-type="float" office:value="25.249001" calcext:value-type="float">
            <text:p>25.24900</text:p>
          </table:table-cell>
          <table:table-cell table:number-columns-repeated="2" office:value-type="float" office:value="16.523001" calcext:value-type="float">
            <text:p>16.52300</text:p>
          </table:table-cell>
        </table:table-row>
        <table:table-row table:style-name="ro1">
          <table:table-cell office:value-type="float" office:value="982.94269" calcext:value-type="float">
            <text:p>982.94269</text:p>
          </table:table-cell>
          <table:table-cell office:value-type="float" office:value="25.502001" calcext:value-type="float">
            <text:p>25.50200</text:p>
          </table:table-cell>
          <table:table-cell table:number-columns-repeated="2" office:value-type="float" office:value="16.552999" calcext:value-type="float">
            <text:p>16.55300</text:p>
          </table:table-cell>
        </table:table-row>
        <table:table-row table:style-name="ro1">
          <table:table-cell office:value-type="float" office:value="1000.0355" calcext:value-type="float">
            <text:p>1000.03550</text:p>
          </table:table-cell>
          <table:table-cell office:value-type="float" office:value="25.749001" calcext:value-type="float">
            <text:p>25.74900</text:p>
          </table:table-cell>
          <table:table-cell table:number-columns-repeated="2" office:value-type="float" office:value="16.583" calcext:value-type="float">
            <text:p>16.58300</text:p>
          </table:table-cell>
        </table:table-row>
        <table:table-row table:style-name="ro1">
          <table:table-cell office:value-type="float" office:value="1017.3938" calcext:value-type="float">
            <text:p>1017.39380</text:p>
          </table:table-cell>
          <table:table-cell office:value-type="float" office:value="26" calcext:value-type="float">
            <text:p>26.00000</text:p>
          </table:table-cell>
          <table:table-cell table:number-columns-repeated="2" office:value-type="float" office:value="16.613001" calcext:value-type="float">
            <text:p>16.61300</text:p>
          </table:table-cell>
        </table:table-row>
        <table:table-row table:style-name="ro1">
          <table:table-cell office:value-type="float" office:value="1034.4159" calcext:value-type="float">
            <text:p>1034.41590</text:p>
          </table:table-cell>
          <table:table-cell office:value-type="float" office:value="26.249001" calcext:value-type="float">
            <text:p>26.24900</text:p>
          </table:table-cell>
          <table:table-cell table:number-columns-repeated="2" office:value-type="float" office:value="16.643" calcext:value-type="float">
            <text:p>16.64300</text:p>
          </table:table-cell>
        </table:table-row>
        <table:table-row table:style-name="ro1">
          <table:table-cell office:value-type="float" office:value="1051.4521" calcext:value-type="float">
            <text:p>1051.45210</text:p>
          </table:table-cell>
          <table:table-cell office:value-type="float" office:value="26.500999" calcext:value-type="float">
            <text:p>26.50100</text:p>
          </table:table-cell>
          <table:table-cell table:number-columns-repeated="2" office:value-type="float" office:value="16.672001" calcext:value-type="float">
            <text:p>16.67200</text:p>
          </table:table-cell>
        </table:table-row>
        <table:table-row table:style-name="ro1">
          <table:table-cell office:value-type="float" office:value="1068.1248" calcext:value-type="float">
            <text:p>1068.12480</text:p>
          </table:table-cell>
          <table:table-cell office:value-type="float" office:value="26.75" calcext:value-type="float">
            <text:p>26.75000</text:p>
          </table:table-cell>
          <table:table-cell table:number-columns-repeated="2" office:value-type="float" office:value="16.701" calcext:value-type="float">
            <text:p>16.70100</text:p>
          </table:table-cell>
        </table:table-row>
        <table:table-row table:style-name="ro1">
          <table:table-cell office:value-type="float" office:value="1084.7325" calcext:value-type="float">
            <text:p>1084.73250</text:p>
          </table:table-cell>
          <table:table-cell office:value-type="float" office:value="27" calcext:value-type="float">
            <text:p>27.00000</text:p>
          </table:table-cell>
          <table:table-cell table:number-columns-repeated="2" office:value-type="float" office:value="16.731001" calcext:value-type="float">
            <text:p>16.73100</text:p>
          </table:table-cell>
        </table:table-row>
        <table:table-row table:style-name="ro1">
          <table:table-cell office:value-type="float" office:value="1101.1896" calcext:value-type="float">
            <text:p>1101.18960</text:p>
          </table:table-cell>
          <table:table-cell office:value-type="float" office:value="27.249001" calcext:value-type="float">
            <text:p>27.24900</text:p>
          </table:table-cell>
          <table:table-cell table:number-columns-repeated="2" office:value-type="float" office:value="16.757999" calcext:value-type="float">
            <text:p>16.75800</text:p>
          </table:table-cell>
        </table:table-row>
        <table:table-row table:style-name="ro1">
          <table:table-cell office:value-type="float" office:value="1117.5212" calcext:value-type="float">
            <text:p>1117.52120</text:p>
          </table:table-cell>
          <table:table-cell office:value-type="float" office:value="27.500999" calcext:value-type="float">
            <text:p>27.50100</text:p>
          </table:table-cell>
          <table:table-cell table:number-columns-repeated="2" office:value-type="float" office:value="16.788" calcext:value-type="float">
            <text:p>16.78800</text:p>
          </table:table-cell>
        </table:table-row>
        <table:table-row table:style-name="ro1">
          <table:table-cell office:value-type="float" office:value="1133.5546" calcext:value-type="float">
            <text:p>1133.55460</text:p>
          </table:table-cell>
          <table:table-cell office:value-type="float" office:value="27.75" calcext:value-type="float">
            <text:p>27.75000</text:p>
          </table:table-cell>
          <table:table-cell table:number-columns-repeated="2" office:value-type="float" office:value="16.816999" calcext:value-type="float">
            <text:p>16.81700</text:p>
          </table:table-cell>
        </table:table-row>
        <table:table-row table:style-name="ro1">
          <table:table-cell office:value-type="float" office:value="1149.3715" calcext:value-type="float">
            <text:p>1149.37150</text:p>
          </table:table-cell>
          <table:table-cell office:value-type="float" office:value="27.999001" calcext:value-type="float">
            <text:p>27.99900</text:p>
          </table:table-cell>
          <table:table-cell table:number-columns-repeated="2" office:value-type="float" office:value="16.844999" calcext:value-type="float">
            <text:p>16.84500</text:p>
          </table:table-cell>
        </table:table-row>
        <table:table-row table:style-name="ro1">
          <table:table-cell office:value-type="float" office:value="1164.9563" calcext:value-type="float">
            <text:p>1164.95630</text:p>
          </table:table-cell>
          <table:table-cell office:value-type="float" office:value="28.250999" calcext:value-type="float">
            <text:p>28.25100</text:p>
          </table:table-cell>
          <table:table-cell table:number-columns-repeated="2" office:value-type="float" office:value="16.872999" calcext:value-type="float">
            <text:p>16.87300</text:p>
          </table:table-cell>
        </table:table-row>
        <table:table-row table:style-name="ro1">
          <table:table-cell office:value-type="float" office:value="1180.4341" calcext:value-type="float">
            <text:p>1180.43410</text:p>
          </table:table-cell>
          <table:table-cell office:value-type="float" office:value="28.5" calcext:value-type="float">
            <text:p>28.50000</text:p>
          </table:table-cell>
          <table:table-cell table:number-columns-repeated="2" office:value-type="float" office:value="16.900999" calcext:value-type="float">
            <text:p>16.90100</text:p>
          </table:table-cell>
        </table:table-row>
        <table:table-row table:style-name="ro1">
          <table:table-cell office:value-type="float" office:value="1195.563" calcext:value-type="float">
            <text:p>1195.56300</text:p>
          </table:table-cell>
          <table:table-cell office:value-type="float" office:value="28.75" calcext:value-type="float">
            <text:p>28.75000</text:p>
          </table:table-cell>
          <table:table-cell table:number-columns-repeated="2" office:value-type="float" office:value="16.929001" calcext:value-type="float">
            <text:p>16.92900</text:p>
          </table:table-cell>
        </table:table-row>
        <table:table-row table:style-name="ro1">
          <table:table-cell office:value-type="float" office:value="1210.4406" calcext:value-type="float">
            <text:p>1210.44060</text:p>
          </table:table-cell>
          <table:table-cell office:value-type="float" office:value="29" calcext:value-type="float">
            <text:p>29.00000</text:p>
          </table:table-cell>
          <table:table-cell table:number-columns-repeated="2" office:value-type="float" office:value="16.955999" calcext:value-type="float">
            <text:p>16.95600</text:p>
          </table:table-cell>
        </table:table-row>
        <table:table-row table:style-name="ro1">
          <table:table-cell office:value-type="float" office:value="1225.1322" calcext:value-type="float">
            <text:p>1225.13220</text:p>
          </table:table-cell>
          <table:table-cell office:value-type="float" office:value="29.249001" calcext:value-type="float">
            <text:p>29.24900</text:p>
          </table:table-cell>
          <table:table-cell table:number-columns-repeated="2" office:value-type="float" office:value="16.983" calcext:value-type="float">
            <text:p>16.98300</text:p>
          </table:table-cell>
        </table:table-row>
        <table:table-row table:style-name="ro1">
          <table:table-cell office:value-type="float" office:value="1239.6632" calcext:value-type="float">
            <text:p>1239.66320</text:p>
          </table:table-cell>
          <table:table-cell office:value-type="float" office:value="29.500999" calcext:value-type="float">
            <text:p>29.50100</text:p>
          </table:table-cell>
          <table:table-cell table:number-columns-repeated="2" office:value-type="float" office:value="17.011999" calcext:value-type="float">
            <text:p>17.01200</text:p>
          </table:table-cell>
        </table:table-row>
        <table:table-row table:style-name="ro1">
          <table:table-cell office:value-type="float" office:value="1253.6881" calcext:value-type="float">
            <text:p>1253.68810</text:p>
          </table:table-cell>
          <table:table-cell office:value-type="float" office:value="29.75" calcext:value-type="float">
            <text:p>29.75000</text:p>
          </table:table-cell>
          <table:table-cell table:number-columns-repeated="2" office:value-type="float" office:value="17.038" calcext:value-type="float">
            <text:p>17.03800</text:p>
          </table:table-cell>
        </table:table-row>
        <table:table-row table:style-name="ro1">
          <table:table-cell office:value-type="float" office:value="1267.6517" calcext:value-type="float">
            <text:p>1267.65170</text:p>
          </table:table-cell>
          <table:table-cell office:value-type="float" office:value="30" calcext:value-type="float">
            <text:p>30.00000</text:p>
          </table:table-cell>
          <table:table-cell table:number-columns-repeated="2" office:value-type="float" office:value="17.065001" calcext:value-type="float">
            <text:p>17.06500</text:p>
          </table:table-cell>
        </table:table-row>
        <table:table-row table:style-name="ro1">
          <table:table-cell office:value-type="float" office:value="1281.3003" calcext:value-type="float">
            <text:p>1281.30030</text:p>
          </table:table-cell>
          <table:table-cell office:value-type="float" office:value="30.25" calcext:value-type="float">
            <text:p>30.25000</text:p>
          </table:table-cell>
          <table:table-cell table:number-columns-repeated="2" office:value-type="float" office:value="17.091" calcext:value-type="float">
            <text:p>17.09100</text:p>
          </table:table-cell>
        </table:table-row>
        <table:table-row table:style-name="ro1">
          <table:table-cell office:value-type="float" office:value="1294.9437" calcext:value-type="float">
            <text:p>1294.94370</text:p>
          </table:table-cell>
          <table:table-cell office:value-type="float" office:value="30.499001" calcext:value-type="float">
            <text:p>30.49900</text:p>
          </table:table-cell>
          <table:table-cell table:number-columns-repeated="2" office:value-type="float" office:value="17.118" calcext:value-type="float">
            <text:p>17.11800</text:p>
          </table:table-cell>
        </table:table-row>
        <table:table-row table:style-name="ro1">
          <table:table-cell office:value-type="float" office:value="1308.1027" calcext:value-type="float">
            <text:p>1308.10270</text:p>
          </table:table-cell>
          <table:table-cell office:value-type="float" office:value="30.750999" calcext:value-type="float">
            <text:p>30.75100</text:p>
          </table:table-cell>
          <table:table-cell table:number-columns-repeated="2" office:value-type="float" office:value="17.143999" calcext:value-type="float">
            <text:p>17.14400</text:p>
          </table:table-cell>
        </table:table-row>
        <table:table-row table:style-name="ro1">
          <table:table-cell office:value-type="float" office:value="1320.9385" calcext:value-type="float">
            <text:p>1320.93850</text:p>
          </table:table-cell>
          <table:table-cell office:value-type="float" office:value="31" calcext:value-type="float">
            <text:p>31.00000</text:p>
          </table:table-cell>
          <table:table-cell table:number-columns-repeated="2" office:value-type="float" office:value="17.171" calcext:value-type="float">
            <text:p>17.17100</text:p>
          </table:table-cell>
        </table:table-row>
        <table:table-row table:style-name="ro1">
          <table:table-cell office:value-type="float" office:value="1333.4014" calcext:value-type="float">
            <text:p>1333.40140</text:p>
          </table:table-cell>
          <table:table-cell office:value-type="float" office:value="31.250999" calcext:value-type="float">
            <text:p>31.25100</text:p>
          </table:table-cell>
          <table:table-cell table:number-columns-repeated="2" office:value-type="float" office:value="17.195" calcext:value-type="float">
            <text:p>17.19500</text:p>
          </table:table-cell>
        </table:table-row>
        <table:table-row table:style-name="ro1">
          <table:table-cell office:value-type="float" office:value="1345.9684" calcext:value-type="float">
            <text:p>1345.96840</text:p>
          </table:table-cell>
          <table:table-cell office:value-type="float" office:value="31.5" calcext:value-type="float">
            <text:p>31.50000</text:p>
          </table:table-cell>
          <table:table-cell table:number-columns-repeated="2" office:value-type="float" office:value="17.221001" calcext:value-type="float">
            <text:p>17.22100</text:p>
          </table:table-cell>
        </table:table-row>
        <table:table-row table:style-name="ro1">
          <table:table-cell office:value-type="float" office:value="1357.7983" calcext:value-type="float">
            <text:p>1357.79830</text:p>
          </table:table-cell>
          <table:table-cell office:value-type="float" office:value="31.747999" calcext:value-type="float">
            <text:p>31.74800</text:p>
          </table:table-cell>
          <table:table-cell table:number-columns-repeated="2" office:value-type="float" office:value="17.247999" calcext:value-type="float">
            <text:p>17.24800</text:p>
          </table:table-cell>
        </table:table-row>
        <table:table-row table:style-name="ro1">
          <table:table-cell office:value-type="float" office:value="1369.6582" calcext:value-type="float">
            <text:p>1369.65820</text:p>
          </table:table-cell>
          <table:table-cell office:value-type="float" office:value="32.001999" calcext:value-type="float">
            <text:p>32.00200</text:p>
          </table:table-cell>
          <table:table-cell table:number-columns-repeated="2" office:value-type="float" office:value="17.273001" calcext:value-type="float">
            <text:p>17.27300</text:p>
          </table:table-cell>
        </table:table-row>
        <table:table-row table:style-name="ro1">
          <table:table-cell office:value-type="float" office:value="1381.0503" calcext:value-type="float">
            <text:p>1381.05030</text:p>
          </table:table-cell>
          <table:table-cell office:value-type="float" office:value="32.249001" calcext:value-type="float">
            <text:p>32.24900</text:p>
          </table:table-cell>
          <table:table-cell table:number-columns-repeated="2" office:value-type="float" office:value="17.298" calcext:value-type="float">
            <text:p>17.29800</text:p>
          </table:table-cell>
        </table:table-row>
        <table:table-row table:style-name="ro1">
          <table:table-cell office:value-type="float" office:value="1392.4077" calcext:value-type="float">
            <text:p>1392.40770</text:p>
          </table:table-cell>
          <table:table-cell office:value-type="float" office:value="32.5" calcext:value-type="float">
            <text:p>32.50000</text:p>
          </table:table-cell>
          <table:table-cell table:number-columns-repeated="2" office:value-type="float" office:value="17.323" calcext:value-type="float">
            <text:p>17.32300</text:p>
          </table:table-cell>
        </table:table-row>
        <table:table-row table:style-name="ro1">
          <table:table-cell office:value-type="float" office:value="1403.1479" calcext:value-type="float">
            <text:p>1403.14790</text:p>
          </table:table-cell>
          <table:table-cell office:value-type="float" office:value="32.75" calcext:value-type="float">
            <text:p>32.75000</text:p>
          </table:table-cell>
          <table:table-cell table:number-columns-repeated="2" office:value-type="float" office:value="17.347" calcext:value-type="float">
            <text:p>17.34700</text:p>
          </table:table-cell>
        </table:table-row>
        <table:table-row table:style-name="ro1">
          <table:table-cell office:value-type="float" office:value="1413.8861" calcext:value-type="float">
            <text:p>1413.88610</text:p>
          </table:table-cell>
          <table:table-cell office:value-type="float" office:value="33" calcext:value-type="float">
            <text:p>33.00000</text:p>
          </table:table-cell>
          <table:table-cell table:number-columns-repeated="2" office:value-type="float" office:value="17.372" calcext:value-type="float">
            <text:p>17.37200</text:p>
          </table:table-cell>
        </table:table-row>
        <table:table-row table:style-name="ro1">
          <table:table-cell office:value-type="float" office:value="1424.3125" calcext:value-type="float">
            <text:p>1424.31250</text:p>
          </table:table-cell>
          <table:table-cell office:value-type="float" office:value="33.25" calcext:value-type="float">
            <text:p>33.25000</text:p>
          </table:table-cell>
          <table:table-cell table:number-columns-repeated="2" office:value-type="float" office:value="17.396" calcext:value-type="float">
            <text:p>17.39600</text:p>
          </table:table-cell>
        </table:table-row>
        <table:table-row table:style-name="ro1">
          <table:table-cell office:value-type="float" office:value="1434.1094" calcext:value-type="float">
            <text:p>1434.10940</text:p>
          </table:table-cell>
          <table:table-cell office:value-type="float" office:value="33.5" calcext:value-type="float">
            <text:p>33.50000</text:p>
          </table:table-cell>
          <table:table-cell table:number-columns-repeated="2" office:value-type="float" office:value="17.42" calcext:value-type="float">
            <text:p>17.42000</text:p>
          </table:table-cell>
        </table:table-row>
        <table:table-row table:style-name="ro1">
          <table:table-cell office:value-type="float" office:value="1443.9653" calcext:value-type="float">
            <text:p>1443.96530</text:p>
          </table:table-cell>
          <table:table-cell office:value-type="float" office:value="33.75" calcext:value-type="float">
            <text:p>33.75000</text:p>
          </table:table-cell>
          <table:table-cell table:number-columns-repeated="2" office:value-type="float" office:value="17.445" calcext:value-type="float">
            <text:p>17.44500</text:p>
          </table:table-cell>
        </table:table-row>
        <table:table-row table:style-name="ro1">
          <table:table-cell office:value-type="float" office:value="1454.7321" calcext:value-type="float">
            <text:p>1454.73210</text:p>
          </table:table-cell>
          <table:table-cell office:value-type="float" office:value="34" calcext:value-type="float">
            <text:p>34.00000</text:p>
          </table:table-cell>
          <table:table-cell table:number-columns-repeated="2" office:value-type="float" office:value="17.468" calcext:value-type="float">
            <text:p>17.46800</text:p>
          </table:table-cell>
        </table:table-row>
        <table:table-row table:style-name="ro1">
          <table:table-cell office:value-type="float" office:value="1463.9148" calcext:value-type="float">
            <text:p>1463.91480</text:p>
          </table:table-cell>
          <table:table-cell office:value-type="float" office:value="34.250999" calcext:value-type="float">
            <text:p>34.25100</text:p>
          </table:table-cell>
          <table:table-cell table:number-columns-repeated="2" office:value-type="float" office:value="17.492001" calcext:value-type="float">
            <text:p>17.49200</text:p>
          </table:table-cell>
        </table:table-row>
        <table:table-row table:style-name="ro1">
          <table:table-cell office:value-type="float" office:value="1473.0515" calcext:value-type="float">
            <text:p>1473.05150</text:p>
          </table:table-cell>
          <table:table-cell office:value-type="float" office:value="34.499001" calcext:value-type="float">
            <text:p>34.49900</text:p>
          </table:table-cell>
          <table:table-cell table:number-columns-repeated="2" office:value-type="float" office:value="17.514999" calcext:value-type="float">
            <text:p>17.51500</text:p>
          </table:table-cell>
        </table:table-row>
        <table:table-row table:style-name="ro1">
          <table:table-cell office:value-type="float" office:value="1481.938" calcext:value-type="float">
            <text:p>1481.93800</text:p>
          </table:table-cell>
          <table:table-cell office:value-type="float" office:value="34.75" calcext:value-type="float">
            <text:p>34.75000</text:p>
          </table:table-cell>
          <table:table-cell table:number-columns-repeated="2" office:value-type="float" office:value="17.539" calcext:value-type="float">
            <text:p>17.53900</text:p>
          </table:table-cell>
        </table:table-row>
        <table:table-row table:style-name="ro1">
          <table:table-cell office:value-type="float" office:value="1490.7064" calcext:value-type="float">
            <text:p>1490.70640</text:p>
          </table:table-cell>
          <table:table-cell office:value-type="float" office:value="35" calcext:value-type="float">
            <text:p>35.00000</text:p>
          </table:table-cell>
          <table:table-cell table:number-columns-repeated="2" office:value-type="float" office:value="17.562" calcext:value-type="float">
            <text:p>17.56200</text:p>
          </table:table-cell>
        </table:table-row>
        <table:table-row table:style-name="ro1">
          <table:table-cell office:value-type="float" office:value="1498.9465" calcext:value-type="float">
            <text:p>1498.94650</text:p>
          </table:table-cell>
          <table:table-cell office:value-type="float" office:value="35.249001" calcext:value-type="float">
            <text:p>35.24900</text:p>
          </table:table-cell>
          <table:table-cell table:number-columns-repeated="2" office:value-type="float" office:value="17.584999" calcext:value-type="float">
            <text:p>17.58500</text:p>
          </table:table-cell>
        </table:table-row>
        <table:table-row table:style-name="ro1">
          <table:table-cell office:value-type="float" office:value="1507.0583" calcext:value-type="float">
            <text:p>1507.05830</text:p>
          </table:table-cell>
          <table:table-cell office:value-type="float" office:value="35.5" calcext:value-type="float">
            <text:p>35.50000</text:p>
          </table:table-cell>
          <table:table-cell table:number-columns-repeated="2" office:value-type="float" office:value="17.607" calcext:value-type="float">
            <text:p>17.60700</text:p>
          </table:table-cell>
        </table:table-row>
        <table:table-row table:style-name="ro1">
          <table:table-cell office:value-type="float" office:value="1515.0776" calcext:value-type="float">
            <text:p>1515.07760</text:p>
          </table:table-cell>
          <table:table-cell office:value-type="float" office:value="35.749001" calcext:value-type="float">
            <text:p>35.74900</text:p>
          </table:table-cell>
          <table:table-cell table:number-columns-repeated="2" office:value-type="float" office:value="17.629999" calcext:value-type="float">
            <text:p>17.63000</text:p>
          </table:table-cell>
        </table:table-row>
        <table:table-row table:style-name="ro1">
          <table:table-cell office:value-type="float" office:value="1522.684" calcext:value-type="float">
            <text:p>1522.68400</text:p>
          </table:table-cell>
          <table:table-cell office:value-type="float" office:value="36" calcext:value-type="float">
            <text:p>36.00000</text:p>
          </table:table-cell>
          <table:table-cell table:number-columns-repeated="2" office:value-type="float" office:value="17.652" calcext:value-type="float">
            <text:p>17.65200</text:p>
          </table:table-cell>
        </table:table-row>
        <table:table-row table:style-name="ro1">
          <table:table-cell office:value-type="float" office:value="1529.9662" calcext:value-type="float">
            <text:p>1529.96620</text:p>
          </table:table-cell>
          <table:table-cell office:value-type="float" office:value="36.25" calcext:value-type="float">
            <text:p>36.25000</text:p>
          </table:table-cell>
          <table:table-cell table:number-columns-repeated="2" office:value-type="float" office:value="17.674" calcext:value-type="float">
            <text:p>17.67400</text:p>
          </table:table-cell>
        </table:table-row>
        <table:table-row table:style-name="ro1">
          <table:table-cell office:value-type="float" office:value="1536.946" calcext:value-type="float">
            <text:p>1536.94600</text:p>
          </table:table-cell>
          <table:table-cell office:value-type="float" office:value="36.500999" calcext:value-type="float">
            <text:p>36.50100</text:p>
          </table:table-cell>
          <table:table-cell table:number-columns-repeated="2" office:value-type="float" office:value="17.695999" calcext:value-type="float">
            <text:p>17.69600</text:p>
          </table:table-cell>
        </table:table-row>
        <table:table-row table:style-name="ro1">
          <table:table-cell office:value-type="float" office:value="1543.8672" calcext:value-type="float">
            <text:p>1543.86720</text:p>
          </table:table-cell>
          <table:table-cell office:value-type="float" office:value="36.75" calcext:value-type="float">
            <text:p>36.75000</text:p>
          </table:table-cell>
          <table:table-cell table:number-columns-repeated="2" office:value-type="float" office:value="17.718" calcext:value-type="float">
            <text:p>17.71800</text:p>
          </table:table-cell>
        </table:table-row>
        <table:table-row table:style-name="ro1">
          <table:table-cell office:value-type="float" office:value="1550.7766" calcext:value-type="float">
            <text:p>1550.77660</text:p>
          </table:table-cell>
          <table:table-cell office:value-type="float" office:value="36.999001" calcext:value-type="float">
            <text:p>36.99900</text:p>
          </table:table-cell>
          <table:table-cell table:number-columns-repeated="2" office:value-type="float" office:value="17.739" calcext:value-type="float">
            <text:p>17.73900</text:p>
          </table:table-cell>
        </table:table-row>
        <table:table-row table:style-name="ro1">
          <table:table-cell office:value-type="float" office:value="1557.1769" calcext:value-type="float">
            <text:p>1557.17690</text:p>
          </table:table-cell>
          <table:table-cell office:value-type="float" office:value="37.250999" calcext:value-type="float">
            <text:p>37.25100</text:p>
          </table:table-cell>
          <table:table-cell table:number-columns-repeated="2" office:value-type="float" office:value="17.761" calcext:value-type="float">
            <text:p>17.76100</text:p>
          </table:table-cell>
        </table:table-row>
        <table:table-row table:style-name="ro1">
          <table:table-cell office:value-type="float" office:value="1563.5226" calcext:value-type="float">
            <text:p>1563.52260</text:p>
          </table:table-cell>
          <table:table-cell office:value-type="float" office:value="37.499001" calcext:value-type="float">
            <text:p>37.49900</text:p>
          </table:table-cell>
          <table:table-cell table:number-columns-repeated="2" office:value-type="float" office:value="17.783001" calcext:value-type="float">
            <text:p>17.78300</text:p>
          </table:table-cell>
        </table:table-row>
        <table:table-row table:style-name="ro1">
          <table:table-cell office:value-type="float" office:value="1569.8633" calcext:value-type="float">
            <text:p>1569.86330</text:p>
          </table:table-cell>
          <table:table-cell office:value-type="float" office:value="37.750999" calcext:value-type="float">
            <text:p>37.75100</text:p>
          </table:table-cell>
          <table:table-cell table:number-columns-repeated="2" office:value-type="float" office:value="17.802" calcext:value-type="float">
            <text:p>17.80200</text:p>
          </table:table-cell>
        </table:table-row>
        <table:table-row table:style-name="ro1">
          <table:table-cell office:value-type="float" office:value="1575.6941" calcext:value-type="float">
            <text:p>1575.69410</text:p>
          </table:table-cell>
          <table:table-cell office:value-type="float" office:value="38" calcext:value-type="float">
            <text:p>38.00000</text:p>
          </table:table-cell>
          <table:table-cell table:number-columns-repeated="2" office:value-type="float" office:value="17.823" calcext:value-type="float">
            <text:p>17.82300</text:p>
          </table:table-cell>
        </table:table-row>
        <table:table-row table:style-name="ro1">
          <table:table-cell office:value-type="float" office:value="1581.4547" calcext:value-type="float">
            <text:p>1581.45470</text:p>
          </table:table-cell>
          <table:table-cell office:value-type="float" office:value="38.249001" calcext:value-type="float">
            <text:p>38.24900</text:p>
          </table:table-cell>
          <table:table-cell table:number-columns-repeated="2" office:value-type="float" office:value="17.844" calcext:value-type="float">
            <text:p>17.84400</text:p>
          </table:table-cell>
        </table:table-row>
        <table:table-row table:style-name="ro1">
          <table:table-cell office:value-type="float" office:value="1586.991" calcext:value-type="float">
            <text:p>1586.99100</text:p>
          </table:table-cell>
          <table:table-cell office:value-type="float" office:value="38.5" calcext:value-type="float">
            <text:p>38.50000</text:p>
          </table:table-cell>
          <table:table-cell table:number-columns-repeated="2" office:value-type="float" office:value="17.864" calcext:value-type="float">
            <text:p>17.86400</text:p>
          </table:table-cell>
        </table:table-row>
        <table:table-row table:style-name="ro1">
          <table:table-cell office:value-type="float" office:value="1592.035" calcext:value-type="float">
            <text:p>1592.03500</text:p>
          </table:table-cell>
          <table:table-cell office:value-type="float" office:value="38.75" calcext:value-type="float">
            <text:p>38.75000</text:p>
          </table:table-cell>
          <table:table-cell table:number-columns-repeated="2" office:value-type="float" office:value="17.885" calcext:value-type="float">
            <text:p>17.88500</text:p>
          </table:table-cell>
        </table:table-row>
        <table:table-row table:style-name="ro1">
          <table:table-cell office:value-type="float" office:value="1597.4467" calcext:value-type="float">
            <text:p>1597.44670</text:p>
          </table:table-cell>
          <table:table-cell office:value-type="float" office:value="38.999001" calcext:value-type="float">
            <text:p>38.99900</text:p>
          </table:table-cell>
          <table:table-cell table:number-columns-repeated="2" office:value-type="float" office:value="17.906" calcext:value-type="float">
            <text:p>17.90600</text:p>
          </table:table-cell>
        </table:table-row>
        <table:table-row table:style-name="ro1" table:number-rows-repeated="104848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6:17:43.703252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7T16:22:29.034146635</dc:date>
    <dc:creator>Yuan </dc:creator>
    <meta:editing-duration>PT36M7S</meta:editing-duration>
    <meta:editing-cycles>7</meta:editing-cycles>
    <meta:document-statistic meta:table-count="2" meta:cell-count="566" meta:object-count="0"/>
  </office:meta>
</office:document-meta>
</file>